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1.41pt"/>
    </style:style>
    <style:style style:name="co2" style:family="table-column">
      <style:table-column-properties fo:break-before="auto" style:column-width="50.4pt"/>
    </style:style>
    <style:style style:name="co3" style:family="table-column">
      <style:table-column-properties fo:break-before="auto" style:column-width="86.71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48.84pt"/>
    </style:style>
    <style:style style:name="co6" style:family="table-column">
      <style:table-column-properties fo:break-before="auto" style:column-width="256.5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1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fo:background-color="#f5822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Due Dates" table:style-name="ta1">
        <table:table-column table:style-name="co1" table:default-cell-style-name="ce12"/>
        <table:table-column table:style-name="co2" table:default-cell-style-name="ce13"/>
        <table:table-column table:style-name="co3" table:default-cell-style-name="ce12"/>
        <table:table-column table:style-name="co4" table:default-cell-style-name="ce12"/>
        <table:table-column table:style-name="co5" table:default-cell-style-name="ce14"/>
        <table:table-column table:style-name="co6" table:default-cell-style-name="ce15"/>
        <table:table-row table:style-name="ro1">
          <table:table-cell table:style-name="ce11" office:value-type="string" calcext:value-type="string">
            <text:p>Livrable</text:p>
          </table:table-cell>
          <table:table-cell table:style-name="ce11" office:value-type="string" calcext:value-type="string">
            <text:p>Deadline</text:p>
          </table:table-cell>
          <table:table-cell table:style-name="ce11" office:value-type="string" calcext:value-type="string">
            <text:p>Remaining Days</text:p>
          </table:table-cell>
          <table:table-cell table:style-name="ce11" office:value-type="string" calcext:value-type="string">
            <text:p>Remaining wee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feuille de route</text:p>
          </table:table-cell>
          <table:table-cell office:value-type="date" office:date-value="2019-02-10" calcext:value-type="date">
            <text:p>02/10/19</text:p>
          </table:table-cell>
          <table:table-cell table:formula="of:=DAYS([.B2]; TODAY())" office:value-type="float" office:value="2" calcext:value-type="float">
            <text:p>2</text:p>
          </table:table-cell>
          <table:table-cell table:formula="of:=ORG.OPENOFFICE.WEEKS(TODAY(); [.B2]; 1)" office:value-type="float" office:value="0" calcext:value-type="float">
            <text:p>0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<text:a xlink:href="http://www.lirmm.fr/~lafourcade/TERM1/#Feuillederoute" xlink:type="simple">http://www.lirmm.fr/~lafourcade/TERM1/#Feuillederoute</text:a></text:p>
          </table:table-cell>
        </table:table-row>
        <table:table-row table:style-name="ro1">
          <table:table-cell office:value-type="string" calcext:value-type="string">
            <text:p>bilan du mi-parcours</text:p>
          </table:table-cell>
          <table:table-cell office:value-type="date" office:date-value="2019-03-07" calcext:value-type="date">
            <text:p>03/07/19</text:p>
          </table:table-cell>
          <table:table-cell table:formula="of:=DAYS([.B3]; TODAY())" office:value-type="float" office:value="27" calcext:value-type="float">
            <text:p>27</text:p>
          </table:table-cell>
          <table:table-cell table:formula="of:=ORG.OPENOFFICE.WEEKS(TODAY(); [.B3]; 1)" office:value-type="float" office:value="4" calcext:value-type="float">
            <text:p>4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<text:a xlink:href="http://www.lirmm.fr/~lafourcade/TERM1/#miparcours" xlink:type="simple">http://www.lirmm.fr/~lafourcade/TERM1/#miparcours</text:a></text:p>
          </table:table-cell>
        </table:table-row>
        <table:table-row table:style-name="ro1">
          <table:table-cell office:value-type="string" calcext:value-type="string">
            <text:p>Rapport + travail complet</text:p>
          </table:table-cell>
          <table:table-cell office:value-type="date" office:date-value="2019-05-22" calcext:value-type="date">
            <text:p>05/22/19</text:p>
          </table:table-cell>
          <table:table-cell table:formula="of:=DAYS([.B4]; TODAY())" office:value-type="float" office:value="103" calcext:value-type="float">
            <text:p>103</text:p>
          </table:table-cell>
          <table:table-cell table:formula="of:=ORG.OPENOFFICE.WEEKS(TODAY(); [.B4]; 1)" office:value-type="float" office:value="15" calcext:value-type="float">
            <text:p>15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<text:a xlink:href="http://www.lirmm.fr/~lafourcade/TERM1/#travailcomplet" xlink:type="simple">http://www.lirmm.fr/~lafourcade/TERM1/#travailcomplet</text:a></text:p>
          </table:table-cell>
        </table:table-row>
        <table:table-row table:style-name="ro1">
          <table:table-cell office:value-type="string" calcext:value-type="string">
            <text:p>soutenance</text:p>
          </table:table-cell>
          <table:table-cell office:value-type="date" office:date-value="2019-05-28" calcext:value-type="date">
            <text:p>05/28/19</text:p>
          </table:table-cell>
          <table:table-cell table:formula="of:=DAYS([.B5]; TODAY())" office:value-type="float" office:value="109" calcext:value-type="float">
            <text:p>109</text:p>
          </table:table-cell>
          <table:table-cell table:formula="of:=ORG.OPENOFFICE.WEEKS(TODAY(); [.B5]; 1)" office:value-type="float" office:value="16" calcext:value-type="float">
            <text:p>16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<text:a xlink:href="http://www.lirmm.fr/~lafourcade/TERM1/#soutenance" xlink:type="simple">http://www.lirmm.fr/~lafourcade/TERM1/#soutenance</text:a></text:p>
          </table:table-cell>
        </table:table-row>
        <table:table-row table:style-name="ro1">
          <table:table-cell table:style-name="Default"/>
          <table:table-cell table:style-name="ce11" office:value-type="string" calcext:value-type="string">
            <text:p>Total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2"/>
        </table:table-row>
      </table:table>
      <table:table table:name="Tasks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/00/0000</text:date>, <text:time style:data-style-name="N2" text:time-value="15:12:34.9675913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07:13:43.553182524</meta:creation-date>
    <dc:date>2019-02-08T17:01:30.107881820</dc:date>
    <meta:editing-duration>PT1H3M59S</meta:editing-duration>
    <meta:editing-cycles>3</meta:editing-cycles>
    <meta:generator>LibreOffice/6.0.7.3$Linux_X86_64 LibreOffice_project/00m0$Build-3</meta:generator>
    <meta:document-statistic meta:table-count="2" meta:cell-count="33" meta:object-count="0"/>
  </office:meta>
</office:document-meta>
</file>